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9">
      <style:text-properties fo:font-weight="normal" officeooo:rsid="0012da2a" officeooo:paragraph-rsid="0005aee1" style:font-weight-asian="normal" style:font-weight-complex="normal"/>
    </style:style>
    <style:style style:name="P2" style:family="paragraph" style:parent-style-name="Standard">
      <style:text-properties fo:font-weight="normal" officeooo:rsid="0012da2a" officeooo:paragraph-rsid="0005aee1" style:font-weight-asian="normal" style:font-weight-complex="normal"/>
    </style:style>
    <style:style style:name="P3" style:family="paragraph" style:parent-style-name="Standard">
      <style:text-properties fo:font-weight="normal" officeooo:rsid="0012b238" officeooo:paragraph-rsid="0005aee1" style:font-weight-asian="normal" style:font-weight-complex="normal"/>
    </style:style>
    <style:style style:name="P4" style:family="paragraph" style:parent-style-name="Standard">
      <style:text-properties fo:font-weight="normal" officeooo:rsid="0012b238" officeooo:paragraph-rsid="00077e91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2ac5f" officeooo:paragraph-rsid="0005aee1" style:font-size-asian="20pt" style:font-weight-asian="bold" style:font-size-complex="20pt" style:font-weight-complex="bold"/>
    </style:style>
    <style:style style:name="P6" style:family="paragraph" style:parent-style-name="Standard" style:list-style-name="L1">
      <style:text-properties officeooo:rsid="0012ac5f" officeooo:paragraph-rsid="0005aee1"/>
    </style:style>
    <style:style style:name="P7" style:family="paragraph" style:parent-style-name="Standard">
      <style:text-properties officeooo:rsid="0012ac5f" officeooo:paragraph-rsid="0005aee1"/>
    </style:style>
    <style:style style:name="P8" style:family="paragraph" style:parent-style-name="Standard">
      <style:text-properties fo:font-weight="bold" officeooo:rsid="0012ac5f" officeooo:paragraph-rsid="0005aee1" style:font-weight-asian="bold" style:font-weight-complex="bold"/>
    </style:style>
    <style:style style:name="P9" style:family="paragraph" style:parent-style-name="Standard">
      <style:text-properties fo:font-weight="bold" officeooo:rsid="0012b238" officeooo:paragraph-rsid="0005aee1" style:font-weight-asian="bold" style:font-weight-complex="bold"/>
    </style:style>
    <style:style style:name="P10" style:family="paragraph" style:parent-style-name="Standard">
      <style:text-properties fo:font-weight="bold" officeooo:rsid="0012da2a" officeooo:paragraph-rsid="0005aee1" style:font-weight-asian="bold" style:font-weight-complex="bold"/>
    </style:style>
    <style:style style:name="P11" style:family="paragraph" style:parent-style-name="Standard">
      <style:text-properties fo:font-weight="bold" officeooo:rsid="0005aee1" officeooo:paragraph-rsid="0005aee1" style:font-weight-asian="bold" style:font-weight-complex="bold"/>
    </style:style>
    <style:style style:name="P12" style:family="paragraph" style:parent-style-name="Standard" style:list-style-name="L6">
      <style:text-properties officeooo:rsid="0012b238" officeooo:paragraph-rsid="0005aee1"/>
    </style:style>
    <style:style style:name="P13" style:family="paragraph" style:parent-style-name="Standard" style:list-style-name="L7">
      <style:text-properties officeooo:rsid="0012b238" officeooo:paragraph-rsid="0005aee1"/>
    </style:style>
    <style:style style:name="P14" style:family="paragraph" style:parent-style-name="Standard" style:list-style-name="L8">
      <style:text-properties officeooo:rsid="0012b238" officeooo:paragraph-rsid="0005aee1"/>
    </style:style>
    <style:style style:name="P15" style:family="paragraph" style:parent-style-name="Standard">
      <style:text-properties officeooo:rsid="0012b238" officeooo:paragraph-rsid="0005aee1"/>
    </style:style>
    <style:style style:name="P16" style:family="paragraph" style:parent-style-name="Standard">
      <style:text-properties officeooo:rsid="0012b238" officeooo:paragraph-rsid="00077e91"/>
    </style:style>
    <style:style style:name="P17" style:family="paragraph" style:parent-style-name="Standard">
      <style:text-properties officeooo:rsid="0005aee1" officeooo:paragraph-rsid="0005aee1"/>
    </style:style>
    <style:style style:name="P18" style:family="paragraph" style:parent-style-name="Standard" style:list-style-name="L1">
      <style:text-properties officeooo:rsid="0005aee1" officeooo:paragraph-rsid="0005aee1"/>
    </style:style>
    <style:style style:name="P19" style:family="paragraph" style:parent-style-name="Standard">
      <style:text-properties officeooo:rsid="0005aee1" officeooo:paragraph-rsid="00077e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da2a" style:font-weight-asian="normal" style:font-weight-complex="normal"/>
    </style:style>
    <style:style style:name="T4" style:family="text">
      <style:text-properties fo:font-weight="normal" officeooo:rsid="00077e91" style:font-weight-asian="normal" style:font-weight-complex="normal"/>
    </style:style>
    <style:style style:name="T5" style:family="text">
      <style:text-properties officeooo:rsid="0012b238"/>
    </style:style>
    <style:style style:name="T6" style:family="text">
      <style:text-properties officeooo:rsid="0012da2a"/>
    </style:style>
    <style:style style:name="T7" style:family="text">
      <style:text-properties officeooo:rsid="0012ac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valuation Report</text:p>
      <text:p text:style-name="P7"/>
      <text:p text:style-name="P17"><text:span text:style-name="T1">Registry Evaluation</text:span></text:p>
      <text:list xml:id="list5846220900384338417" text:style-name="L1">
        <text:list-header>
          <text:p text:style-name="P18">To understand performance of the system, executed looped register requests on test file. Following are the observations :</text:p>
        </text:list-header>
      </text:list>
      <text:p text:style-name="P17">1. Created 1000 threads for registering. Time required : 2356ms</text:p>
      <text:p text:style-name="P17">2. Created 1500 threads for registering. Time required : 2892ms</text:p>
      <text:p text:style-name="P17">3. Created 3000threads for registering. Time required : 3846ms</text:p>
      <text:p text:style-name="P15"/>
      <text:p text:style-name="P15"><text:span text:style-name="T1">Conclusion:</text:span></text:p>
      <text:p text:style-name="P3"/>
      <text:p text:style-name="P17"><text:span text:style-name="T3">T</text:span><text:span text:style-name="T2">he thread evaluation shows how time was saved as the number of requests increased.</text:span></text:p>
      <text:p text:style-name="P3"/>
      <text:p text:style-name="P11">Search evaluation</text:p>
      <text:list xml:id="list234245520817544" text:continue-numbering="true" text:style-name="L1">
        <text:list-header>
          <text:p text:style-name="P18">To understand performance of the system, executed looped search requests on test file. Following are the observations :</text:p>
        </text:list-header>
      </text:list>
      <text:p text:style-name="P17">1. Created 1000 threads for searching. Time required : 1465ms</text:p>
      <text:p text:style-name="P17">2. Created 1500 threads for searching. Time required : 1846ms</text:p>
      <text:p text:style-name="P17">3. Created 3000threads for searching. Time required : 2372ms</text:p>
      <text:p text:style-name="P9"/>
      <text:p text:style-name="P16"><text:span text:style-name="T1">Conclusion:</text:span></text:p>
      <text:p text:style-name="P4"/>
      <text:p text:style-name="P19"><text:span text:style-name="T4">Just like registry evaluation, Search</text:span><text:span text:style-name="T2"> evaluation </text:span><text:span text:style-name="T4">also </text:span><text:span text:style-name="T2">shows how time was saved as the number of requests increased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23:35:00.881960999</meta:creation-date>
    <dc:date>2015-09-23T23:42:43.433545020</dc:date>
    <meta:editing-duration>PT3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36" meta:character-count="885" meta:non-whitespace-character-count="766"/>
  </office:meta>
</office:document-meta>
</file>